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Arial1" svg:font-family="Arial" style:font-adornments="Normá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44e01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71919" officeooo:paragraph-rsid="00271919"/>
    </style:style>
    <style:style style:name="T1" style:family="text">
      <style:text-properties officeooo:rsid="00244e01"/>
    </style:style>
    <style:style style:name="T2" style:family="text">
      <style:text-properties style:font-name="Arial1" fo:font-size="10pt" officeooo:rsid="0024c798" style:font-size-asian="10.5pt"/>
    </style:style>
    <style:style style:name="T3" style:family="text">
      <style:text-properties style:font-name="Arial1" fo:font-size="10pt" officeooo:rsid="00289f8f" style:font-size-asian="10.5pt"/>
    </style:style>
    <style:style style:name="T4" style:family="text">
      <style:text-properties officeooo:rsid="00289f8f"/>
    </style:style>
    <style:style style:name="fr1" style:family="graphic" style:parent-style-name="OLE">
      <style:graphic-properties style:vertical-pos="from-top" style:vertical-rel="page" style:horizontal-pos="from-left" style:horizontal-rel="paragraph" draw:ole-draw-aspect="4"/>
    </style:style>
    <style:style style:name="fr2" style:family="graphic" style:parent-style-name="OLE">
      <style:graphic-properties style:vertical-pos="from-top" style:vertical-rel="page" style:horizontal-pos="from-left" style:horizontal-rel="page" draw:ole-draw-aspect="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1" svg:x="5.701cm" svg:y="3.568cm" svg:width="2.648cm" svg:height="2.648cm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Object1" text:anchor-type="page" text:anchor-page-number="1" svg:x="11.074cm" svg:y="3.868cm" svg:width="2.26cm" svg:height="2.26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1"><text:span text:style-name="T3">Left</text:span> is an XLS <text:span text:style-name="T2">file</text:span>, embedded as OLE <text:span text:style-name="T1">into Writer, </text:span><text:span text:style-name="T4">anchor to page </text:span><text:span text:style-name="T1">enabled</text:span>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text:span text:style-name="T3">Right </text:span>is an XLS<text:span text:style-name="T4">X</text:span> <text:span text:style-name="T2">file</text:span>, embedded as OLE <text:span text:style-name="T1">into Writer, </text:span><text:span text:style-name="T3">anchor to page </text:span><text:span text:style-name="T1">enabl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Arial1" svg:font-family="Arial" style:font-adornments="Normá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page"/>
      <style:text-properties style:font-name="Arial1" fo:font-family="Arial" style:font-style-name="Normá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Arial1" fo:font-family="Arial" style:font-style-name="Normál" style:font-family-generic="swiss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style:contextual-spacing="false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style:contextual-spacing="false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style:contextual-spacing="false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style:contextual-spacing="false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style:contextual-spacing="false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style:contextual-spacing="false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style:contextual-spacing="false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style:contextual-spacing="false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none" draw:fill-color="#729fcf"/>
      <style:paragraph-properties fo:margin-top="0.501cm" fo:margin-bottom="0.247cm" style:contextual-spacing="false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style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style:contextual-spacing="false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style:contextual-spacing="false" text:number-lines="false" text:line-number="0" style:writing-mode="page">
        <style:tab-stops/>
      </style:paragraph-properties>
      <style:text-properties style:font-name="Arial1" fo:font-family="Arial" style:font-style-name="Normál" style:font-family-generic="swiss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style:contextual-spacing="false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style:contextual-spacing="false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style:contextual-spacing="false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style:contextual-spacing="false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style:contextual-spacing="false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Preformatted_20_Text" style:display-name="Preformatted Text" style:family="paragraph" style:parent-style-name="Választható_20_további_20_stílusok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style:contextual-spacing="false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style:contextual-spacing="false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style:contextual-spacing="false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style:contextual-spacing="false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style:contextual-spacing="false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hu" fo:country="H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ál" style:font-family-generic="roman" style:font-pitch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09T08:38:48.734000000</meta:creation-date>
    <meta:editing-duration>PT26M20S</meta:editing-duration>
    <meta:editing-cycles>8</meta:editing-cycles>
    <meta:generator>LibreOfficeDev/7.2.0.0.alpha0$Windows_X86_64 LibreOffice_project/149743a124a3731cb98caf94190ef4a7deca9cb7</meta:generator>
    <meta:initial-creator>Gábor Kelemen</meta:initial-creator>
    <dc:date>2020-03-18T00:03:49.438000000</dc:date>
    <meta:document-statistic meta:table-count="0" meta:image-count="0" meta:object-count="2" meta:page-count="1" meta:paragraph-count="2" meta:word-count="28" meta:character-count="147" meta:non-whitespace-character-count="12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48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6.82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>
      <style:table-cell-properties fo:background-color="#1584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>
            <text:p>HELLO WORLD!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2" style:volatile="true" number:language="hu" number:country="HU">
      <loext:text> </loext:text>
      <loext:fill-character> </loext:fill-character>
      <number:text>-     </number:text>
    </number:number-style>
    <number:text-style style:name="N10165" number:language="hu" number:country="HU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2" style:volatile="true" number:language="hu" number:country="HU">
      <loext:text> </loext:text>
      <loext:fill-character> </loext:fill-character>
      <number:text>- Ft </number:text>
    </number:number-style>
    <number:text-style style:name="N10169" number:language="hu" number:country="HU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73" number:language="hu" number:country="HU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77" number:language="hu" number:country="HU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.00.00</text:date>, <text:time style:data-style-name="N2" text:time-value="16:56:44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34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6.826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6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nka1" table:style-name="ta1">
        <table:table-column table:style-name="co1" table:default-cell-style-name="ce6"/>
        <table:table-column table:style-name="co2" table:number-columns-repeated="63" table:default-cell-style-name="Default"/>
        <table:table-row table:style-name="ro1">
          <table:table-cell table:style-name="ce5" office:value-type="string" calcext:value-type="string">
            <text:p>HELLO WORLD!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Ft</number:text>
    </number:number-style>
    <number:number-style style:name="N14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2" style:volatile="true">
      <loext:text> </loext:text>
      <loext:fill-character> </loext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.00.00</text:date>, <text:time style:data-style-name="N2" text:time-value="23:54:52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